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2" svg:font-family="Mangal"/>
    <style:font-face style:name="Verdana" svg:font-family="Verdana, sans-serif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4514in" style:rel-column-width="13735*"/>
    </style:style>
    <style:style style:name="Table1.C" style:family="table-column">
      <style:table-column-properties style:column-width="1.7826in" style:rel-column-width="16870*"/>
    </style:style>
    <style:style style:name="Table1.D" style:family="table-column">
      <style:table-column-properties style:column-width="1.9597in" style:rel-column-width="18547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c0c0c0" fo:padding="0.0382in" fo:border="0.0007in solid #000000">
        <style:background-image/>
      </style:table-cell-properties>
    </style:style>
    <style:style style:name="Table1.2" style:family="table-row">
      <style:table-row-properties style:min-row-height="0.3549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6674in" style:rel-column-width="25242*"/>
    </style:style>
    <style:style style:name="Table8.B" style:family="table-column">
      <style:table-column-properties style:column-width="2.059in" style:rel-column-width="19485*"/>
    </style:style>
    <style:style style:name="Table8.C" style:family="table-column">
      <style:table-column-properties style:column-width="2.1986in" style:rel-column-width="20808*"/>
    </style:style>
    <style:style style:name="Table8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8.C1" style:family="table-cell">
      <style:table-cell-properties fo:background-color="#c0c0c0" fo:padding="0.0382in" fo:border="0.0007in solid #000000">
        <style:background-image/>
      </style:table-cell-properties>
    </style:style>
    <style:style style:name="Table8.2" style:family="table-row">
      <style:table-row-properties style:min-row-height="0.3549in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8951in" style:rel-column-width="36862*"/>
    </style:style>
    <style:style style:name="Table2.B" style:family="table-column">
      <style:table-column-properties style:column-width="3.0299in" style:rel-column-width="28673*"/>
    </style:style>
    <style:style style:name="Table2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c0c0c0" fo:padding="0.0382in" fo:border="0.0007in solid #000000">
        <style:background-image/>
      </style:table-cell-properties>
    </style:style>
    <style:style style:name="Table2.2" style:family="table-row">
      <style:table-row-properties style:min-row-height="0.3549in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6" style:family="table-row">
      <style:table-row-properties style:min-row-height="0.05in"/>
    </style:style>
    <style:style style:name="Table9" style:family="table">
      <style:table-properties style:width="6.9326in" fo:margin-left="0in" fo:margin-right="-0.0076in" table:align="margins"/>
    </style:style>
    <style:style style:name="Table9.A" style:family="table-column">
      <style:table-column-properties style:column-width="1.8521in" style:rel-column-width="17507*"/>
    </style:style>
    <style:style style:name="Table9.B" style:family="table-column">
      <style:table-column-properties style:column-width="1.2958in" style:rel-column-width="12249*"/>
    </style:style>
    <style:style style:name="Table9.C" style:family="table-column">
      <style:table-column-properties style:column-width="3.7847in" style:rel-column-width="35779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C1" style:family="table-cell">
      <style:table-cell-properties fo:background-color="#c0c0c0" fo:padding="0.0382in" fo:border="0.0007in solid #000000">
        <style:background-image/>
      </style:table-cell-properties>
    </style:style>
    <style:style style:name="Table3" style:family="table">
      <style:table-properties style:width="6.9375in" fo:margin-left="0in" fo:margin-right="-0.0125in" table:align="margins"/>
    </style:style>
    <style:style style:name="Table3.A" style:family="table-column">
      <style:table-column-properties style:column-width="1.8514in" style:rel-column-width="17489*"/>
    </style:style>
    <style:style style:name="Table3.B" style:family="table-column">
      <style:table-column-properties style:column-width="1.3076in" style:rel-column-width="12352*"/>
    </style:style>
    <style:style style:name="Table3.C" style:family="table-column">
      <style:table-column-properties style:column-width="3.7785in" style:rel-column-width="35694*"/>
    </style:style>
    <style:style style:name="Table3.1" style:family="table-row">
      <style:table-row-properties style:min-row-height="0.3549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8" style:family="table-row">
      <style:table-row-properties style:min-row-height="0.4986in"/>
    </style:style>
    <style:style style:name="Table3.10" style:family="table-row">
      <style:table-row-properties style:min-row-height="0.4632in"/>
    </style:style>
    <style:style style:name="Table3.19" style:family="table-row">
      <style:table-row-properties style:min-row-height="0.0556in"/>
    </style:style>
    <style:style style:name="Table4" style:family="table">
      <style:table-properties style:width="6.9285in" fo:margin-left="0.0042in" fo:margin-right="-0.0076in" table:align="margins"/>
    </style:style>
    <style:style style:name="Table4.A" style:family="table-column">
      <style:table-column-properties style:column-width="2.1354in" style:rel-column-width="20198*"/>
    </style:style>
    <style:style style:name="Table4.B" style:family="table-column">
      <style:table-column-properties style:column-width="1.8438in" style:rel-column-width="17439*"/>
    </style:style>
    <style:style style:name="Table4.C" style:family="table-column">
      <style:table-column-properties style:column-width="2.9493in" style:rel-column-width="27898*"/>
    </style:style>
    <style:style style:name="Table4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549in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15in" fo:margin-left="0.0111in" fo:margin-right="-0.0076in" table:align="margins"/>
    </style:style>
    <style:style style:name="Table10.A" style:family="table-column">
      <style:table-column-properties style:column-width="2.1299in" style:rel-column-width="20166*"/>
    </style:style>
    <style:style style:name="Table10.B" style:family="table-column">
      <style:table-column-properties style:column-width="1.8403in" style:rel-column-width="17424*"/>
    </style:style>
    <style:style style:name="Table10.C" style:family="table-column">
      <style:table-column-properties style:column-width="2.9514in" style:rel-column-width="27945*"/>
    </style:style>
    <style:style style:name="Table10.1" style:family="table-row">
      <style:table-row-properties style:min-row-height="0.3549in"/>
    </style:style>
    <style:style style:name="Table10.A1" style:family="table-cell">
      <style:table-cell-properties fo:background-color="#808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0.C1" style:family="table-cell">
      <style:table-cell-properties fo:background-color="#808080" fo:padding="0.0382in" fo:border="0.0007in solid #000000">
        <style:background-image/>
      </style:table-cell-properties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097in" fo:margin-left="0.0111in" fo:margin-right="0.0042in" table:align="margins"/>
    </style:style>
    <style:style style:name="Table7.A" style:family="table-column">
      <style:table-column-properties style:column-width="1.4229in" style:rel-column-width="13495*"/>
    </style:style>
    <style:style style:name="Table7.B" style:family="table-column">
      <style:table-column-properties style:column-width="1.5056in" style:rel-column-width="14279*"/>
    </style:style>
    <style:style style:name="Table7.C" style:family="table-column">
      <style:table-column-properties style:column-width="3.9813in" style:rel-column-width="37761*"/>
    </style:style>
    <style:style style:name="Table7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C1" style:family="table-cell">
      <style:table-cell-properties fo:background-color="#c0c0c0" fo:padding="0.0382in" fo:border="0.0007in solid #000000">
        <style:background-image/>
      </style:table-cell-properties>
    </style:style>
    <style:style style:name="Table7.2" style:family="table-row">
      <style:table-row-properties style:min-row-height="0.3549in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326in" fo:margin-left="0in" fo:margin-right="-0.0076in" table:align="margins"/>
    </style:style>
    <style:style style:name="Table6.A" style:family="table-column">
      <style:table-column-properties style:column-width="1.0069in" style:rel-column-width="9518*"/>
    </style:style>
    <style:style style:name="Table6.B" style:family="table-column">
      <style:table-column-properties style:column-width="0.8563in" style:rel-column-width="8094*"/>
    </style:style>
    <style:style style:name="Table6.C" style:family="table-column">
      <style:table-column-properties style:column-width="0.7181in" style:rel-column-width="6787*"/>
    </style:style>
    <style:style style:name="Table6.D" style:family="table-column">
      <style:table-column-properties style:column-width="0.5903in" style:rel-column-width="5579*"/>
    </style:style>
    <style:style style:name="Table6.E" style:family="table-column">
      <style:table-column-properties style:column-width="0.7868in" style:rel-column-width="7437*"/>
    </style:style>
    <style:style style:name="Table6.F" style:family="table-column">
      <style:table-column-properties style:column-width="2.975in" style:rel-column-width="28120*"/>
    </style:style>
    <style:style style:name="Table6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F1" style:family="table-cell">
      <style:table-cell-properties fo:background-color="#c0c0c0" fo:padding="0.0382in" fo:border="0.0007in solid #000000">
        <style:background-image/>
      </style:table-cell-properties>
    </style:style>
    <style:style style:name="Table6.2" style:family="table-row">
      <style:table-row-properties style:min-row-height="0.3549in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C3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6.D3" style:family="table-cell" style:data-style-name="N41">
      <style:table-cell-properties fo:padding="0.0382in" fo:border-left="0.0007in solid #000000" fo:border-right="none" fo:border-top="none" fo:border-bottom="0.0007in solid #000000"/>
    </style:style>
    <style:style style:name="Table6.D4" style:family="table-cell" style:data-style-name="N43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fo:font-size="40pt" style:font-size-asian="40pt" style:font-size-complex="40pt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style:text-underline-style="solid" style:text-underline-width="auto" style:text-underline-color="font-color" style:font-size-asian="20pt" style:font-size-complex="20pt"/>
    </style:style>
    <style:style style:name="P5" style:family="paragraph" style:parent-style-name="Standard">
      <style:text-properties fo:font-size="15pt" style:font-size-asian="15pt" style:font-size-complex="15pt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8" style:family="paragraph" style:parent-style-name="Standard"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variant="normal" fo:text-transform="none" fo:color="#333333" style:font-name="Verdana" fo:font-size="12pt" fo:letter-spacing="normal" fo:font-style="normal" style:text-underline-style="none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background-color="#ffffff">
        <style:background-image/>
      </style:paragraph-properties>
      <style:text-properties fo:font-size="20pt" style:font-size-asian="20pt" style:font-size-complex="20pt"/>
    </style:style>
    <style:style style:name="P12" style:family="paragraph" style:parent-style-name="Standard">
      <style:paragraph-properties fo:background-color="#ffffff">
        <style:background-image/>
      </style:paragraph-properties>
      <style:text-properties fo:color="#4c4c4c" fo:font-size="20pt" style:font-size-asian="20pt" style:font-size-complex="20pt"/>
    </style:style>
    <style:style style:name="P13" style:family="paragraph" style:parent-style-name="Standard">
      <style:paragraph-properties fo:background-color="#ffffff">
        <style:background-image/>
      </style:paragraph-properties>
      <style:text-properties fo:color="#4c4c4c" fo:font-size="20pt" style:text-underline-style="solid" style:text-underline-width="auto" style:text-underline-color="font-color" style:font-size-asian="20pt" style:font-size-complex="20pt"/>
    </style:style>
    <style:style style:name="P14" style:family="paragraph" style:parent-style-name="Table_20_Contents">
      <style:text-properties fo:font-size="16pt" style:font-size-asian="16pt" style:font-size-complex="16pt"/>
    </style:style>
    <style:style style:name="P15" style:family="paragraph" style:parent-style-name="Table_20_Contents">
      <style:text-properties fo:font-size="14pt" style:font-size-asian="14pt" style:font-size-complex="14pt"/>
    </style:style>
    <style:style style:name="P16" style:family="paragraph" style:parent-style-name="Table_20_Contents">
      <style:text-properties fo:font-size="12pt" style:font-size-asian="12pt" style:font-size-complex="12pt"/>
    </style:style>
    <style:style style:name="P17" style:family="paragraph" style:parent-style-name="Table_20_Contents">
      <style:text-properties fo:color="#000000" fo:font-size="16pt" style:font-size-asian="16pt" style:font-size-complex="16pt"/>
    </style:style>
    <style:style style:name="P18" style:family="paragraph" style:parent-style-name="Table_20_Contents">
      <style:text-properties fo:font-size="18pt" style:font-size-asian="18pt" style:font-size-complex="18pt"/>
    </style:style>
    <style:style style:name="P19" style:family="paragraph" style:parent-style-name="Table_20_Contents">
      <style:text-properties fo:font-size="18pt" style:text-underline-style="none" style:font-size-asian="18pt" style:font-size-complex="18pt"/>
    </style:style>
    <style:style style:name="P20" style:family="paragraph" style:parent-style-name="Standard" style:list-style-name="L1">
      <style:text-properties fo:font-size="15pt" style:font-size-asian="15pt" style:font-size-complex="15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4c4c4c" style:text-underline-style="solid" style:text-underline-width="auto" style:text-underline-color="font-color"/>
    </style:style>
    <style:style style:name="T6" style:family="text">
      <style:text-properties fo:color="#4c4c4c" style:text-underline-style="none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000000" style:text-outline="false" style:text-line-through-style="none" style:font-name="Arial" fo:font-size="16pt" fo:font-style="normal" fo:text-shadow="none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font-name="Microsoft YaHei" fo:font-size="12pt" fo:font-style="normal" fo:text-shadow="none" style:text-underline-style="none" fo:font-weight="normal" style:font-name-asian="Microsoft YaHei" style:font-size-asian="12pt" style:font-style-asian="normal" style:font-weight-asian="normal" style:font-name-complex="Microsoft YaHei" style:font-size-complex="12pt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ntifier : Core Banking</text:p>
      <text:p text:style-name="P2">Document Date: 02-May-2014</text:p>
      <text:p text:style-name="P2">Author : <text:span text:style-name="T7"><text:s/></text:span>Nikita Dandwani</text:p>
      <text:p text:style-name="P1"/>
      <text:p text:style-name="P1"/>
      <text:p text:style-name="P1"/>
      <text:p text:style-name="P1"><text:tab/> <text:span text:style-name="T1">Release Notes</text:span></text:p>
      <text:p text:style-name="P2"><text:s text:c="4"/><text:tab/><text:tab/><text:tab/><text:tab/><text:tab/><text:tab/><text:tab/>&lt;Application Version 1.0&gt;</text:p>
      <text:p text:style-name="P2"><text:tab/><text:tab/><text:tab/><text:tab/><text:tab/><text:tab/><text:tab/>&lt;Group 6&gt; <text:s text:c="3"/>&lt;02/05/2014&gt;</text:p>
      <text:p text:style-name="P2"/>
      <text:p text:style-name="P2"/>
      <text:p text:style-name="P2"><text:s text:c="5"/></text:p>
      <text:p text:style-name="P3"/>
      <text:p text:style-name="P3"/>
      <text:p text:style-name="P3"/>
      <text:p text:style-name="P3"/>
      <text:p text:style-name="P3"/>
      <text:p text:style-name="P3"><text:s text:c="4"/>Group - 06</text:p>
      <text:p text:style-name="P3"><text:s text:c="4"/>Module : Core Banking</text:p>
      <text:p text:style-name="P3"><text:s text:c="4"/>TATA Consultancy Services</text:p>
      <text:p text:style-name="P2"><text:span text:style-name="T4"><text:s text:c="3"/></text:span>ILP Hyderabad</text:p>
      <text:p text:style-name="P2"><text:span text:style-name="T4"><text:s text:c="3"/></text:span>TCS Internal</text:p>
      <text:p text:style-name="P12"/>
      <text:p text:style-name="P12"><text:tab/></text:p>
      <text:p text:style-name="P11"><text:soft-page-break/><text:span text:style-name="T5">Document History</text:span> 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Revision Number</text:p>
          </table:table-cell>
          <table:table-cell table:style-name="Table1.A1" office:value-type="string">
            <text:p text:style-name="P14">Revision Date</text:p>
          </table:table-cell>
          <table:table-cell table:style-name="Table1.A1" office:value-type="string">
            <text:p text:style-name="P14">Change Summary</text:p>
          </table:table-cell>
          <table:table-cell table:style-name="Table1.D1" office:value-type="string">
            <text:p text:style-name="P14">Author</text:p>
          </table:table-cell>
        </table:table-row>
        <table:table-row table:style-name="Table1.2">
          <table:table-cell table:style-name="Table1.A2" office:value-type="string">
            <text:p text:style-name="P14">First Release</text:p>
          </table:table-cell>
          <table:table-cell table:style-name="Table1.B2" office:value-type="date" office:date-value="2014-02-05">
            <text:p text:style-name="P14">02/05/14</text:p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>Nikita Dandwani</text:p>
          </table:table-cell>
        </table:table-row>
        <table:table-row table:style-name="Table1.2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14"/>
          </table:table-cell>
          <table:table-cell table:style-name="Table1.B2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11"/>
      <text:p text:style-name="P11"><text:tab/><text:span text:style-name="T5">Project Leads</text:span> </text:p>
      <text:p text:style-name="P11"><text:tab/> 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4">Name</text:p>
          </table:table-cell>
          <table:table-cell table:style-name="Table8.A1" office:value-type="string">
            <text:p text:style-name="P14">Role</text:p>
          </table:table-cell>
          <table:table-cell table:style-name="Table8.C1" office:value-type="string">
            <text:p text:style-name="P14">Sign off</text:p>
          </table:table-cell>
        </table:table-row>
        <table:table-row table:style-name="Table8.2">
          <table:table-cell table:style-name="Table8.A2" office:value-type="string">
            <text:p text:style-name="P14">Nikita Dandwani</text:p>
          </table:table-cell>
          <table:table-cell table:style-name="Table8.A2" office:value-type="string">
            <text:p text:style-name="P14"><text:s/>Leader</text:p>
          </table:table-cell>
          <table:table-cell table:style-name="Table8.C2" office:value-type="string">
            <text:p text:style-name="P14"/>
          </table:table-cell>
        </table:table-row>
        <table:table-row table:style-name="Table8.2">
          <table:table-cell table:style-name="Table8.A2" office:value-type="string">
            <text:p text:style-name="P14">Amit Karnawat</text:p>
          </table:table-cell>
          <table:table-cell table:style-name="Table8.A2" office:value-type="string">
            <text:p text:style-name="P14">Back-up Lead</text:p>
          </table:table-cell>
          <table:table-cell table:style-name="Table8.C2" office:value-type="string">
            <text:p text:style-name="P14"/>
          </table:table-cell>
        </table:table-row>
        <table:table-row table:style-name="Table8.2">
          <table:table-cell table:style-name="Table8.A2" office:value-type="string">
            <text:p text:style-name="P14">A Vishnu Giri</text:p>
          </table:table-cell>
          <table:table-cell table:style-name="Table8.A2" office:value-type="string">
            <text:p text:style-name="P14"><text:s/>Team Member</text:p>
          </table:table-cell>
          <table:table-cell table:style-name="Table8.C2" office:value-type="string">
            <text:p text:style-name="P14"/>
          </table:table-cell>
        </table:table-row>
        <table:table-row table:style-name="Table8.2">
          <table:table-cell table:style-name="Table8.A2" office:value-type="string">
            <text:p text:style-name="P14">Sonal Gupta</text:p>
          </table:table-cell>
          <table:table-cell table:style-name="Table8.A2" office:value-type="string">
            <text:p text:style-name="P14"><text:s/>Team Member</text:p>
          </table:table-cell>
          <table:table-cell table:style-name="Table8.C2" office:value-type="string">
            <text:p text:style-name="P14"/>
          </table:table-cell>
        </table:table-row>
        <table:table-row table:style-name="Table8.2">
          <table:table-cell table:style-name="Table8.A2" office:value-type="string">
            <text:p text:style-name="P14">Rishabh Chourasia</text:p>
          </table:table-cell>
          <table:table-cell table:style-name="Table8.A2" office:value-type="string">
            <text:p text:style-name="P14"><text:s/>Team Member</text:p>
          </table:table-cell>
          <table:table-cell table:style-name="Table8.C2" office:value-type="string">
            <text:p text:style-name="P14"/>
          </table:table-cell>
        </table:table-row>
        <table:table-row table:style-name="Table8.2">
          <table:table-cell table:style-name="Table8.A2" office:value-type="string">
            <text:p text:style-name="P14">Saurabh Vijayvargiya</text:p>
          </table:table-cell>
          <table:table-cell table:style-name="Table8.A2" office:value-type="string">
            <text:p text:style-name="P14"><text:s/>Team Member</text:p>
          </table:table-cell>
          <table:table-cell table:style-name="Table8.C2" office:value-type="string">
            <text:p text:style-name="P14"/>
          </table:table-cell>
        </table:table-row>
        <table:table-row table:style-name="Table8.2">
          <table:table-cell table:style-name="Table8.A2" office:value-type="string">
            <text:p text:style-name="P14"/>
          </table:table-cell>
          <table:table-cell table:style-name="Table8.A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</table:table>
      <text:p text:style-name="P13"/>
      <text:p text:style-name="P11"><text:span text:style-name="T6"><text:tab/></text:span><text:span text:style-name="T5">Distribution</text:span></text:p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Name</text:p>
          </table:table-cell>
          <table:table-cell table:style-name="Table2.B1" office:value-type="string">
            <text:p text:style-name="P14">Group</text:p>
          </table:table-cell>
        </table:table-row>
        <table:table-row table:style-name="Table2.2">
          <table:table-cell table:style-name="Table2.A2" office:value-type="string">
            <text:p text:style-name="P14">Ravinder Khanchi</text:p>
          </table:table-cell>
          <table:table-cell table:style-name="Table2.B2" office:value-type="string">
            <text:p text:style-name="P14">Group - 03</text:p>
          </table:table-cell>
        </table:table-row>
        <table:table-row table:style-name="Table2.2">
          <table:table-cell table:style-name="Table2.A2" office:value-type="string">
            <text:p text:style-name="P14">Ruchika Jain</text:p>
          </table:table-cell>
          <table:table-cell table:style-name="Table2.B2" office:value-type="string">
            <text:p text:style-name="P14"/>
          </table:table-cell>
        </table:table-row>
        <table:table-row table:style-name="Table2.2">
          <table:table-cell table:style-name="Table2.A2" office:value-type="string">
            <text:p text:style-name="P14">Rohit Kumawat</text:p>
          </table:table-cell>
          <table:table-cell table:style-name="Table2.B2" office:value-type="string">
            <text:p text:style-name="P14"/>
          </table:table-cell>
        </table:table-row>
        <table:table-row table:style-name="Table2.2">
          <table:table-cell table:style-name="Table2.A2" office:value-type="string">
            <text:p text:style-name="P14">Krati Bhargav</text:p>
          </table:table-cell>
          <table:table-cell table:style-name="Table2.B2" office:value-type="string">
            <text:p text:style-name="P14"/>
          </table:table-cell>
        </table:table-row>
        <table:table-row table:style-name="Table2.6">
          <table:table-cell table:style-name="Table2.A2" office:value-type="string">
            <text:p text:style-name="P14">Shivani Sanodiya </text:p>
          </table:table-cell>
          <table:table-cell table:style-name="Table2.B2" office:value-type="string">
            <text:p text:style-name="P14"/>
          </table:table-cell>
        </table:table-row>
        <table:table-row table:style-name="Table2.2">
          <table:table-cell table:style-name="Table2.A2" office:value-type="string">
            <text:p text:style-name="P14">Anshul Kesarwani</text:p>
          </table:table-cell>
          <table:table-cell table:style-name="Table2.B2" office:value-type="string">
            <text:p text:style-name="P1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tab/><text:span text:style-name="T3">Table of Contents</text:span></text:p>
      <text:p text:style-name="P4"/>
      <text:p text:style-name="P4"/>
      <text:p text:style-name="Standard"><text:span text:style-name="T2"><text:tab/></text:span><text:span text:style-name="T7">1.Introduction</text:span></text:p>
      <text:p text:style-name="P6"><text:tab/><text:tab/></text:p>
      <text:p text:style-name="P6"><text:tab/><text:tab/>1.1 Scope</text:p>
      <text:p text:style-name="P6"/>
      <text:p text:style-name="P6"><text:tab/>2. Features</text:p>
      <text:p text:style-name="P6"/>
      <text:p text:style-name="P6"><text:tab/>3. Dropped Features</text:p>
      <text:p text:style-name="P6"/>
      <text:p text:style-name="P6"><text:tab/>4. Known Issues, Restrictions</text:p>
      <text:p text:style-name="P6"/>
      <text:p text:style-name="P6"><text:tab/>5. Fixed Issues</text:p>
      <text:p text:style-name="P6"/>
      <text:p text:style-name="P6"><text:tab/>6. Deployment Instructions</text:p>
      <text:p text:style-name="P6"/>
      <text:p text:style-name="P6"><text:tab/>7. How to Use the Application</text:p>
      <text:p text:style-name="P6"><text:tab/> <text:s text:c="3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/text:p>
      <text:p text:style-name="P6"><text:tab/></text:p>
      <text:p text:style-name="P6"/>
      <text:p text:style-name="P6"/>
      <text:p text:style-name="P6"><text:soft-page-break/></text:p>
      <text:p text:style-name="Standard"><text:span text:style-name="T7"><text:tab/></text:span><text:span text:style-name="T3">Introduction</text:span></text:p>
      <text:p text:style-name="P2"/>
      <text:p text:style-name="P10"><text:span text:style-name="T2"><text:tab/></text:span><text:span text:style-name="T10"> <text:s text:c="5"/></text:span><text:span text:style-name="T11">Q city bank is a bank in hyderabad, providing its customer various </text:span><text:span text:style-name="T12"><text:s/>banking services. TCS has build a software for handling the database and <text:s/>various services related to core banking process.</text:span></text:p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4">Requirement Name</text:p>
          </table:table-cell>
          <table:table-cell table:style-name="Table9.A1" office:value-type="string">
            <text:p text:style-name="P14">Actor</text:p>
          </table:table-cell>
          <table:table-cell table:style-name="Table9.C1" office:value-type="string">
            <text:p text:style-name="P14">Description</text:p>
          </table:table-cell>
        </table:table-row>
      </table:table>
      <text:p text:style-name="P6"><text:s text:c="5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8">Add Customer</text:p>
          </table:table-cell>
          <table:table-cell table:style-name="Table3.A1" office:value-type="string">
            <text:p text:style-name="P18">CR</text:p>
          </table:table-cell>
          <table:table-cell table:style-name="Table3.C1" office:value-type="string">
            <text:p text:style-name="P18">The customer details should be added to the database</text:p>
          </table:table-cell>
        </table:table-row>
        <table:table-row table:style-name="Table3.1">
          <table:table-cell table:style-name="Table3.A2" office:value-type="string">
            <text:p text:style-name="P18">Update Customer </text:p>
          </table:table-cell>
          <table:table-cell table:style-name="Table3.A2" office:value-type="string">
            <text:p text:style-name="P18">CR</text:p>
            <text:p text:style-name="P18"/>
          </table:table-cell>
          <table:table-cell table:style-name="Table3.C2" office:value-type="string">
            <text:p text:style-name="P18">Customer details should be updated</text:p>
          </table:table-cell>
        </table:table-row>
        <table:table-row table:style-name="Table3.1">
          <table:table-cell table:style-name="Table3.A2" office:value-type="string">
            <text:p text:style-name="P18">Delete Customer</text:p>
          </table:table-cell>
          <table:table-cell table:style-name="Table3.A2" office:value-type="string">
            <text:p text:style-name="P18">CR</text:p>
          </table:table-cell>
          <table:table-cell table:style-name="Table3.C2" office:value-type="string">
            <text:p text:style-name="P18">Deleting the details of the customer</text:p>
          </table:table-cell>
        </table:table-row>
        <table:table-row table:style-name="Table3.1">
          <table:table-cell table:style-name="Table3.A2" office:value-type="string">
            <text:p text:style-name="P18">View Customers</text:p>
          </table:table-cell>
          <table:table-cell table:style-name="Table3.A2" office:value-type="string">
            <text:p text:style-name="P19">CR</text:p>
          </table:table-cell>
          <table:table-cell table:style-name="Table3.C2" office:value-type="string">
            <text:p text:style-name="P18">Details of customers should be displayed</text:p>
          </table:table-cell>
        </table:table-row>
        <table:table-row table:style-name="Table3.1">
          <table:table-cell table:style-name="Table3.A2" office:value-type="string">
            <text:p text:style-name="P18">View All accounts</text:p>
          </table:table-cell>
          <table:table-cell table:style-name="Table3.A2" office:value-type="string">
            <text:p text:style-name="P18"><text:s/>Manager</text:p>
          </table:table-cell>
          <table:table-cell table:style-name="Table3.C2" office:value-type="string">
            <text:p text:style-name="P18">Details of all customers should be displayed</text:p>
          </table:table-cell>
        </table:table-row>
        <table:table-row table:style-name="Table3.1">
          <table:table-cell table:style-name="Table3.A2" office:value-type="string">
            <text:p text:style-name="P18">Open account</text:p>
          </table:table-cell>
          <table:table-cell table:style-name="Table3.A2" office:value-type="string">
            <text:p text:style-name="P18">Clerk </text:p>
          </table:table-cell>
          <table:table-cell table:style-name="Table3.C2" office:value-type="string">
            <text:p text:style-name="P18">Account <text:s/>should be opened</text:p>
          </table:table-cell>
        </table:table-row>
        <table:table-row table:style-name="Table3.1">
          <table:table-cell table:style-name="Table3.A2" office:value-type="string">
            <text:p text:style-name="P18">Close account</text:p>
          </table:table-cell>
          <table:table-cell table:style-name="Table3.A2" office:value-type="string">
            <text:p text:style-name="P18">Clerk </text:p>
          </table:table-cell>
          <table:table-cell table:style-name="Table3.C2" office:value-type="string">
            <text:p text:style-name="P18">Account should be closed</text:p>
          </table:table-cell>
        </table:table-row>
        <table:table-row table:style-name="Table3.8">
          <table:table-cell table:style-name="Table3.A2" office:value-type="string">
            <text:p text:style-name="P18">Withdraw amount</text:p>
          </table:table-cell>
          <table:table-cell table:style-name="Table3.A2" office:value-type="string">
            <text:p text:style-name="P18">Clerk </text:p>
          </table:table-cell>
          <table:table-cell table:style-name="Table3.C2" office:value-type="string">
            <text:p text:style-name="P18">Amount should be withdrawn</text:p>
          </table:table-cell>
        </table:table-row>
        <table:table-row table:style-name="Table3.1">
          <table:table-cell table:style-name="Table3.A2" office:value-type="string">
            <text:p text:style-name="P18">Deposit amount </text:p>
          </table:table-cell>
          <table:table-cell table:style-name="Table3.A2" office:value-type="string">
            <text:p text:style-name="P18">Clerk </text:p>
          </table:table-cell>
          <table:table-cell table:style-name="Table3.C2" office:value-type="string">
            <text:p text:style-name="P18">Amount should be deposited</text:p>
          </table:table-cell>
        </table:table-row>
        <table:table-row table:style-name="Table3.10">
          <table:table-cell table:style-name="Table3.A2" office:value-type="string">
            <text:p text:style-name="P18">Transfer amount between accounts</text:p>
          </table:table-cell>
          <table:table-cell table:style-name="Table3.A2" office:value-type="string">
            <text:p text:style-name="P18">Clerk </text:p>
          </table:table-cell>
          <table:table-cell table:style-name="Table3.C2" office:value-type="string">
            <text:p text:style-name="P18">Amount should be transfered</text:p>
          </table:table-cell>
        </table:table-row>
        <table:table-row table:style-name="Table3.1">
          <table:table-cell table:style-name="Table3.A2" office:value-type="string">
            <text:p text:style-name="P18">Check balance</text:p>
          </table:table-cell>
          <table:table-cell table:style-name="Table3.A2" office:value-type="string">
            <text:p text:style-name="P18">Clerk </text:p>
          </table:table-cell>
          <table:table-cell table:style-name="Table3.C2" office:value-type="string">
            <text:p text:style-name="P18">Balance details should be displayed</text:p>
          </table:table-cell>
        </table:table-row>
        <table:table-row table:style-name="Table3.1">
          <table:table-cell table:style-name="Table3.A2" office:value-type="string">
            <text:p text:style-name="P18">Calculate interest</text:p>
          </table:table-cell>
          <table:table-cell table:style-name="Table3.A2" office:value-type="string">
            <text:p text:style-name="P18">Clerk </text:p>
          </table:table-cell>
          <table:table-cell table:style-name="Table3.C2" office:value-type="string">
            <text:p text:style-name="P18">Interest should be calculated</text:p>
          </table:table-cell>
        </table:table-row>
        <table:table-row table:style-name="Table3.1">
          <table:table-cell table:style-name="Table3.A2" office:value-type="string">
            <text:p text:style-name="P18">Generate account statements</text:p>
          </table:table-cell>
          <table:table-cell table:style-name="Table3.A2" office:value-type="string">
            <text:p text:style-name="P18">Manager</text:p>
          </table:table-cell>
          <table:table-cell table:style-name="Table3.C2" office:value-type="string">
            <text:p text:style-name="P18">Statements should be generated</text:p>
            <text:p text:style-name="P18"/>
          </table:table-cell>
        </table:table-row>
        <table:table-row table:style-name="Table3.1">
          <table:table-cell table:style-name="Table3.A2" office:value-type="string">
            <text:p text:style-name="P18">Generate card statements</text:p>
          </table:table-cell>
          <table:table-cell table:style-name="Table3.A2" office:value-type="string">
            <text:p text:style-name="P18">Manager</text:p>
          </table:table-cell>
          <table:table-cell table:style-name="Table3.C2" office:value-type="string">
            <text:p text:style-name="P18">Card statements should be generated</text:p>
          </table:table-cell>
        </table:table-row>
        <text:soft-page-break/>
        <table:table-row table:style-name="Table3.1">
          <table:table-cell table:style-name="Table3.A2" office:value-type="string">
            <text:p text:style-name="P18">Create fixed deposit </text:p>
          </table:table-cell>
          <table:table-cell table:style-name="Table3.A2" office:value-type="string">
            <text:p text:style-name="P18">Clerk</text:p>
          </table:table-cell>
          <table:table-cell table:style-name="Table3.C2" office:value-type="string">
            <text:p text:style-name="P18">Fixed deposit account should be created</text:p>
          </table:table-cell>
        </table:table-row>
        <table:table-row table:style-name="Table3.1">
          <table:table-cell table:style-name="Table3.A2" office:value-type="string">
            <text:p text:style-name="P18">Close fixed deposit</text:p>
          </table:table-cell>
          <table:table-cell table:style-name="Table3.A2" office:value-type="string">
            <text:p text:style-name="P18">clerk</text:p>
          </table:table-cell>
          <table:table-cell table:style-name="Table3.C2" office:value-type="string">
            <text:p text:style-name="P18">Fixed deposit account should be closed</text:p>
          </table:table-cell>
        </table:table-row>
        <table:table-row table:style-name="Table3.1">
          <table:table-cell table:style-name="Table3.A2" office:value-type="string">
            <text:p text:style-name="P18">Give locker</text:p>
          </table:table-cell>
          <table:table-cell table:style-name="Table3.A2" office:value-type="string">
            <text:p text:style-name="P18">Clerk </text:p>
          </table:table-cell>
          <table:table-cell table:style-name="Table3.C2" office:value-type="string">
            <text:p text:style-name="P18">Locker service should be being provided</text:p>
          </table:table-cell>
        </table:table-row>
        <table:table-row table:style-name="Table3.1">
          <table:table-cell table:style-name="Table3.A2" office:value-type="string">
            <text:p text:style-name="P18">Validations</text:p>
          </table:table-cell>
          <table:table-cell table:style-name="Table3.A2" office:value-type="string">
            <text:p text:style-name="P18"/>
          </table:table-cell>
          <table:table-cell table:style-name="Table3.C2" office:value-type="string">
            <text:p text:style-name="P18">Validations should work fine</text:p>
          </table:table-cell>
        </table:table-row>
        <table:table-row table:style-name="Table3.19">
          <table:table-cell table:style-name="Table3.A2" office:value-type="string">
            <text:p text:style-name="P18">Log out</text:p>
          </table:table-cell>
          <table:table-cell table:style-name="Table3.A2" office:value-type="string">
            <text:p text:style-name="P18">CR</text:p>
          </table:table-cell>
          <table:table-cell table:style-name="Table3.C2" office:value-type="string">
            <text:p text:style-name="P18">Log out should happen.</text:p>
          </table:table-cell>
        </table:table-row>
        <table:table-row table:style-name="Table3.19">
          <table:table-cell table:style-name="Table3.A2" office:value-type="string">
            <text:p text:style-name="P18">View all locker </text:p>
          </table:table-cell>
          <table:table-cell table:style-name="Table3.A2" office:value-type="string">
            <text:p text:style-name="P18">Manager </text:p>
          </table:table-cell>
          <table:table-cell table:style-name="Table3.C2" office:value-type="string">
            <text:p text:style-name="P18">All locker should be displayed</text:p>
          </table:table-cell>
        </table:table-row>
        <table:table-row table:style-name="Table3.19">
          <table:table-cell table:style-name="Table3.A2" office:value-type="string">
            <text:p text:style-name="P18">View all active customer</text:p>
          </table:table-cell>
          <table:table-cell table:style-name="Table3.A2" office:value-type="string">
            <text:p text:style-name="P18">Manager </text:p>
          </table:table-cell>
          <table:table-cell table:style-name="Table3.C2" office:value-type="string">
            <text:p text:style-name="P18">All active customer should be displayed</text:p>
          </table:table-cell>
        </table:table-row>
        <table:table-row table:style-name="Table3.19">
          <table:table-cell table:style-name="Table3.A2" office:value-type="string">
            <text:p text:style-name="P18">View all inactive customer</text:p>
          </table:table-cell>
          <table:table-cell table:style-name="Table3.A2" office:value-type="string">
            <text:p text:style-name="P18">Manager </text:p>
          </table:table-cell>
          <table:table-cell table:style-name="Table3.C2" office:value-type="string">
            <text:p text:style-name="P18">All inactive customer should be displayed.</text:p>
          </table:table-cell>
        </table:table-row>
        <table:table-row table:style-name="Table3.19">
          <table:table-cell table:style-name="Table3.A2" office:value-type="string">
            <text:p text:style-name="P18">View FD details</text:p>
          </table:table-cell>
          <table:table-cell table:style-name="Table3.A2" office:value-type="string">
            <text:p text:style-name="P18">clerk</text:p>
          </table:table-cell>
          <table:table-cell table:style-name="Table3.C2" office:value-type="string">
            <text:p text:style-name="P18">FD details should be display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Features :</text:p>
      <text:p text:style-name="Standard"><text:tab/></text:p>
      <text:list xml:id="list6899652561106016839" text:style-name="L1">
        <text:list-item>
          <text:list>
            <text:list-item>
              <text:list>
                <text:list-item>
                  <text:p text:style-name="P20">Login Page</text:p>
                </text:list-item>
                <text:list-item>
                  <text:p text:style-name="P20">Separate Menu for Manager, CR and Clerk</text:p>
                </text:list-item>
                <text:list-item>
                  <text:p text:style-name="P20"><text:s/>Functioning of Test cases</text:p>
                </text:list-item>
                <text:list-item>
                  <text:p text:style-name="P20">Validations for Inputs</text:p>
                </text:list-item>
                <text:list-item>
                  <text:p text:style-name="P20"><text:s/>Navigation</text:p>
                </text:list-item>
                <text:list-item>
                  <text:p text:style-name="P20">MIS Reports</text:p>
                </text:list-item>
              </text:list>
            </text:list-item>
          </text:list>
        </text:list-item>
      </text:list>
      <text:p text:style-name="P4"/>
      <text:p text:style-name="P4">Completed Test cases</text:p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8">Test Case</text:p>
          </table:table-cell>
          <table:table-cell table:style-name="Table4.A1" office:value-type="string">
            <text:p text:style-name="P18">Actor</text:p>
          </table:table-cell>
          <table:table-cell table:style-name="Table4.C1" office:value-type="string">
            <text:p text:style-name="P18">Status</text:p>
          </table:table-cell>
        </table:table-row>
        <table:table-row table:style-name="Table4.2">
          <table:table-cell table:style-name="Table4.A2" office:value-type="string">
            <text:p text:style-name="P18">Add Customer</text:p>
          </table:table-cell>
          <table:table-cell table:style-name="Table4.A2" office:value-type="string">
            <text:p text:style-name="P18">CR</text:p>
          </table:table-cell>
          <table:table-cell table:style-name="Table4.C2" office:value-type="string">
            <text:p text:style-name="P18">Working</text:p>
          </table:table-cell>
        </table:table-row>
        <table:table-row table:style-name="Table4.2">
          <table:table-cell table:style-name="Table4.A2" office:value-type="string">
            <text:p text:style-name="P18">Update Customer </text:p>
          </table:table-cell>
          <table:table-cell table:style-name="Table4.A2" office:value-type="string">
            <text:p text:style-name="P18">CR</text:p>
            <text:p text:style-name="P18"/>
          </table:table-cell>
          <table:table-cell table:style-name="Table4.C2" office:value-type="string">
            <text:p text:style-name="P18">Working</text:p>
          </table:table-cell>
        </table:table-row>
        <table:table-row table:style-name="Table4.2">
          <table:table-cell table:style-name="Table4.A2" office:value-type="string">
            <text:p text:style-name="P18">Delete Customer</text:p>
          </table:table-cell>
          <table:table-cell table:style-name="Table4.A2" office:value-type="string">
            <text:p text:style-name="P18">CR</text:p>
          </table:table-cell>
          <table:table-cell table:style-name="Table4.C2" office:value-type="string">
            <text:p text:style-name="P18">Working</text:p>
          </table:table-cell>
        </table:table-row>
        <table:table-row table:style-name="Table4.2">
          <table:table-cell table:style-name="Table4.A2" office:value-type="string">
            <text:p text:style-name="P18">View Customers</text:p>
          </table:table-cell>
          <table:table-cell table:style-name="Table4.A2" office:value-type="string">
            <text:p text:style-name="P19">CR</text:p>
          </table:table-cell>
          <table:table-cell table:style-name="Table4.C2" office:value-type="string">
            <text:p text:style-name="P18">Working</text:p>
          </table:table-cell>
        </table:table-row>
        <table:table-row table:style-name="Table4.2">
          <table:table-cell table:style-name="Table4.A2" office:value-type="string">
            <text:p text:style-name="P18">View All Customers</text:p>
          </table:table-cell>
          <table:table-cell table:style-name="Table4.A2" office:value-type="string">
            <text:p text:style-name="P18"><text:s/>Manager</text:p>
          </table:table-cell>
          <table:table-cell table:style-name="Table4.C2" office:value-type="string">
            <text:p text:style-name="P18">Working</text:p>
          </table:table-cell>
        </table:table-row>
        <table:table-row table:style-name="Table4.2">
          <table:table-cell table:style-name="Table4.A2" office:value-type="string">
            <text:p text:style-name="P18">Open account</text:p>
          </table:table-cell>
          <table:table-cell table:style-name="Table4.A2" office:value-type="string">
            <text:p text:style-name="P18">Clerk </text:p>
          </table:table-cell>
          <table:table-cell table:style-name="Table4.C2" office:value-type="string">
            <text:p text:style-name="P18">Working</text:p>
          </table:table-cell>
        </table:table-row>
        <table:table-row table:style-name="Table4.2">
          <table:table-cell table:style-name="Table4.A2" office:value-type="string">
            <text:p text:style-name="P18">Close account</text:p>
          </table:table-cell>
          <table:table-cell table:style-name="Table4.A2" office:value-type="string">
            <text:p text:style-name="P18">Clerk </text:p>
          </table:table-cell>
          <table:table-cell table:style-name="Table4.C2" office:value-type="string">
            <text:p text:style-name="P18">Working</text:p>
          </table:table-cell>
        </table:table-row>
        <table:table-row table:style-name="Table4.2">
          <table:table-cell table:style-name="Table4.A2" office:value-type="string">
            <text:p text:style-name="P18">Withdraw amount</text:p>
          </table:table-cell>
          <table:table-cell table:style-name="Table4.A2" office:value-type="string">
            <text:p text:style-name="P18">Clerk </text:p>
          </table:table-cell>
          <table:table-cell table:style-name="Table4.C2" office:value-type="string">
            <text:p text:style-name="P18">Working</text:p>
          </table:table-cell>
        </table:table-row>
        <table:table-row table:style-name="Table4.2">
          <table:table-cell table:style-name="Table4.A2" office:value-type="string">
            <text:p text:style-name="P18">Deposit amount </text:p>
          </table:table-cell>
          <table:table-cell table:style-name="Table4.A2" office:value-type="string">
            <text:p text:style-name="P18">Clerk </text:p>
          </table:table-cell>
          <table:table-cell table:style-name="Table4.C2" office:value-type="string">
            <text:p text:style-name="P18">Working</text:p>
          </table:table-cell>
        </table:table-row>
        <table:table-row table:style-name="Table4.2">
          <table:table-cell table:style-name="Table4.A2" office:value-type="string">
            <text:p text:style-name="P18">Transfer amount between accounts</text:p>
          </table:table-cell>
          <table:table-cell table:style-name="Table4.A2" office:value-type="string">
            <text:p text:style-name="P18">Clerk </text:p>
          </table:table-cell>
          <table:table-cell table:style-name="Table4.C2" office:value-type="string">
            <text:p text:style-name="P18">Working</text:p>
          </table:table-cell>
        </table:table-row>
        <table:table-row table:style-name="Table4.2">
          <table:table-cell table:style-name="Table4.A2" office:value-type="string">
            <text:p text:style-name="P18">Calculate interest</text:p>
          </table:table-cell>
          <table:table-cell table:style-name="Table4.A2" office:value-type="string">
            <text:p text:style-name="P18">Clerk </text:p>
          </table:table-cell>
          <table:table-cell table:style-name="Table4.C2" office:value-type="string">
            <text:p text:style-name="P18">Working</text:p>
          </table:table-cell>
        </table:table-row>
        <table:table-row table:style-name="Table4.2">
          <table:table-cell table:style-name="Table4.A2" office:value-type="string">
            <text:p text:style-name="P18">Generate statements</text:p>
          </table:table-cell>
          <table:table-cell table:style-name="Table4.A2" office:value-type="string">
            <text:p text:style-name="P18">Manager</text:p>
          </table:table-cell>
          <table:table-cell table:style-name="Table4.C2" office:value-type="string">
            <text:p text:style-name="P18">Working</text:p>
          </table:table-cell>
        </table:table-row>
        <table:table-row table:style-name="Table4.2">
          <table:table-cell table:style-name="Table4.A2" office:value-type="string">
            <text:p text:style-name="P18">Generate card statements</text:p>
          </table:table-cell>
          <table:table-cell table:style-name="Table4.A2" office:value-type="string">
            <text:p text:style-name="P18">Manager</text:p>
          </table:table-cell>
          <table:table-cell table:style-name="Table4.C2" office:value-type="string">
            <text:p text:style-name="P18">Working</text:p>
          </table:table-cell>
        </table:table-row>
        <table:table-row table:style-name="Table4.2">
          <table:table-cell table:style-name="Table4.A2" office:value-type="string">
            <text:p text:style-name="P18">Create fixed deposit </text:p>
          </table:table-cell>
          <table:table-cell table:style-name="Table4.A2" office:value-type="string">
            <text:p text:style-name="P18">Clerk</text:p>
          </table:table-cell>
          <table:table-cell table:style-name="Table4.C2" office:value-type="string">
            <text:p text:style-name="P18">Working</text:p>
          </table:table-cell>
        </table:table-row>
        <table:table-row table:style-name="Table4.2">
          <table:table-cell table:style-name="Table4.A2" office:value-type="string">
            <text:p text:style-name="P18">Give locker</text:p>
          </table:table-cell>
          <table:table-cell table:style-name="Table4.A2" office:value-type="string">
            <text:p text:style-name="P18">clerk</text:p>
          </table:table-cell>
          <table:table-cell table:style-name="Table4.C2" office:value-type="string">
            <text:p text:style-name="P18">Working</text:p>
          </table:table-cell>
        </table:table-row>
        <text:soft-page-break/>
        <table:table-row table:style-name="Table4.2">
          <table:table-cell table:style-name="Table4.A2" office:value-type="string">
            <text:p text:style-name="P18">Log out</text:p>
          </table:table-cell>
          <table:table-cell table:style-name="Table4.A2" office:value-type="string">
            <text:p text:style-name="P18">CR</text:p>
          </table:table-cell>
          <table:table-cell table:style-name="Table4.C2" office:value-type="string">
            <text:p text:style-name="P18">Working</text:p>
          </table:table-cell>
        </table:table-row>
        <table:table-row table:style-name="Table4.2">
          <table:table-cell table:style-name="Table4.A2" office:value-type="string">
            <text:p text:style-name="P18">View all locker </text:p>
          </table:table-cell>
          <table:table-cell table:style-name="Table4.A2" office:value-type="string">
            <text:p text:style-name="P18">Manager </text:p>
          </table:table-cell>
          <table:table-cell table:style-name="Table4.C2" office:value-type="string">
            <text:p text:style-name="P18">Working</text:p>
          </table:table-cell>
        </table:table-row>
        <table:table-row table:style-name="Table4.2">
          <table:table-cell table:style-name="Table4.A2" office:value-type="string">
            <text:p text:style-name="P18">View all active customer</text:p>
          </table:table-cell>
          <table:table-cell table:style-name="Table4.A2" office:value-type="string">
            <text:p text:style-name="P18">Manager </text:p>
          </table:table-cell>
          <table:table-cell table:style-name="Table4.C2" office:value-type="string">
            <text:p text:style-name="P18">Working</text:p>
          </table:table-cell>
        </table:table-row>
        <table:table-row table:style-name="Table4.2">
          <table:table-cell table:style-name="Table4.A2" office:value-type="string">
            <text:p text:style-name="P18">View all inactive customer</text:p>
          </table:table-cell>
          <table:table-cell table:style-name="Table4.A2" office:value-type="string">
            <text:p text:style-name="P18">Manager </text:p>
          </table:table-cell>
          <table:table-cell table:style-name="Table4.C2" office:value-type="string">
            <text:p text:style-name="P18">Working</text:p>
          </table:table-cell>
        </table:table-row>
        <table:table-row table:style-name="Table4.2">
          <table:table-cell table:style-name="Table4.A2" office:value-type="string">
            <text:p text:style-name="P18">View FD details</text:p>
          </table:table-cell>
          <table:table-cell table:style-name="Table4.A2" office:value-type="string">
            <text:p text:style-name="P18">clerk</text:p>
          </table:table-cell>
          <table:table-cell table:style-name="Table4.C2" office:value-type="string">
            <text:p text:style-name="P18">Working</text:p>
          </table:table-cell>
        </table:table-row>
      </table:table>
      <text:p text:style-name="Standard"/>
      <text:p text:style-name="Standard"/>
      <text:p text:style-name="Standard"/>
      <text:p text:style-name="Standard"><text:tab/></text:p>
      <text:p text:style-name="P4">Incomplete Usecases:</text:p>
      <text:p text:style-name="Standard"/>
      <text:p text:style-name="Table_20_Contents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7">Test Case</text:p>
          </table:table-cell>
          <table:table-cell table:style-name="Table10.A1" office:value-type="string">
            <text:p text:style-name="P17">Actor</text:p>
          </table:table-cell>
          <table:table-cell table:style-name="Table10.C1" office:value-type="string">
            <text:p text:style-name="P17">Description</text:p>
          </table:table-cell>
        </table:table-row>
        <table:table-row table:style-name="Table10.1"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5"/>
          </table:table-cell>
          <table:table-cell table:style-name="Table10.C2" office:value-type="string">
            <text:p text:style-name="P15"/>
          </table:table-cell>
        </table:table-row>
      </table:table>
      <text:p text:style-name="Standard"/>
      <text:p text:style-name="Standard"><text:tab/></text:p>
      <text:p text:style-name="P4"/>
      <text:p text:style-name="P4">Known Issues:</text:p>
      <text:p text:style-name="P4"/>
      <text:p text:style-name="P8"/>
      <text:p text:style-name="P8"/>
      <text:p text:style-name="P4"/>
      <text:p text:style-name="P4"/>
      <text:p text:style-name="P4"/>
      <text:p text:style-name="P4">Limitations</text:p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4">Test Case</text:p>
          </table:table-cell>
          <table:table-cell table:style-name="Table7.A1" office:value-type="string">
            <text:p text:style-name="P14">Actor</text:p>
          </table:table-cell>
          <table:table-cell table:style-name="Table7.C1" office:value-type="string">
            <text:p text:style-name="P14">Description</text:p>
          </table:table-cell>
        </table:table-row>
        <table:table-row table:style-name="Table7.2"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5"/>
          </table:table-cell>
          <table:table-cell table:style-name="Table7.C2" office:value-type="string">
            <text:p text:style-name="P15"/>
          </table:table-cell>
        </table:table-row>
        <table:table-row table:style-name="Table7.2"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5"/>
          </table:table-cell>
          <table:table-cell table:style-name="Table7.C2" office:value-type="string">
            <text:p text:style-name="P15"/>
          </table:table-cell>
        </table:table-row>
        <table:table-row table:style-name="Table7.2"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5"/>
          </table:table-cell>
          <table:table-cell table:style-name="Table7.C2" office:value-type="string">
            <text:p text:style-name="P15"/>
          </table:table-cell>
        </table:table-row>
        <table:table-row table:style-name="Table7.2"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5"/>
          </table:table-cell>
          <table:table-cell table:style-name="Table7.C2" office:value-type="string">
            <text:p text:style-name="P15"/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><text:tab/><text:span text:style-name="T3">BUILD Details</text:span></text:p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14">Build filename</text:p>
          </table:table-cell>
          <table:table-cell table:style-name="Table6.A1" office:value-type="string">
            <text:p text:style-name="P14">Version</text:p>
          </table:table-cell>
          <table:table-cell table:style-name="Table6.A1" office:value-type="string">
            <text:p text:style-name="P14">Date</text:p>
          </table:table-cell>
          <table:table-cell table:style-name="Table6.A1" office:value-type="string">
            <text:p text:style-name="P14">Time</text:p>
          </table:table-cell>
          <table:table-cell table:style-name="Table6.A1" office:value-type="string">
            <text:p text:style-name="P14">Size</text:p>
          </table:table-cell>
          <table:table-cell table:style-name="Table6.F1" office:value-type="string">
            <text:p text:style-name="P14">Path</text:p>
          </table:table-cell>
        </table:table-row>
        <table:table-row table:style-name="Table6.2">
          <table:table-cell table:style-name="Table6.A2" office:value-type="string">
            <text:p text:style-name="P16">a.out</text:p>
          </table:table-cell>
          <table:table-cell table:style-name="Table6.A2" office:value-type="string">
            <text:p text:style-name="P16">1.1.1.1</text:p>
          </table:table-cell>
          <table:table-cell table:style-name="Table6.A2" office:value-type="string">
            <text:p text:style-name="P16">29/04/14</text:p>
          </table:table-cell>
          <table:table-cell table:style-name="Table6.A2" office:value-type="string">
            <text:p text:style-name="P16">12:50:23 <text:span text:style-name="T9">PM</text:span></text:p>
          </table:table-cell>
          <table:table-cell table:style-name="Table6.A2" office:value-type="string">
            <text:p text:style-name="P16">245k</text:p>
          </table:table-cell>
          <table:table-cell table:style-name="Table6.F2" office:value-type="string">
            <text:p text:style-name="P16"><text:s/>tmp/h95/group6/banking or</text:p>
            <text:p text:style-name="P16">usr/local/cvs/H95/H95_group6/banking <text:s text:c="2"/></text:p>
            <text:p text:style-name="P16"/>
            <text:p text:style-name="P16">version 1.0</text:p>
          </table:table-cell>
        </table:table-row>
        <table:table-row table:style-name="Table6.2">
          <table:table-cell table:style-name="Table6.A2" office:value-type="string">
            <text:p text:style-name="P16"/>
          </table:table-cell>
          <table:table-cell table:style-name="Table6.B3">
            <text:p text:style-name="P16"/>
          </table:table-cell>
          <table:table-cell table:style-name="Table6.C3">
            <text:p text:style-name="P16"/>
          </table:table-cell>
          <table:table-cell table:style-name="Table6.D3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F2" office:value-type="string">
            <text:p text:style-name="P16"/>
          </table:table-cell>
        </table:table-row>
        <table:table-row table:style-name="Table6.2">
          <table:table-cell table:style-name="Table6.A2" office:value-type="string">
            <text:p text:style-name="P16"/>
          </table:table-cell>
          <table:table-cell table:style-name="Table6.B3">
            <text:p text:style-name="P16"/>
          </table:table-cell>
          <table:table-cell table:style-name="Table6.C3">
            <text:p text:style-name="P16"/>
          </table:table-cell>
          <table:table-cell table:style-name="Table6.D4">
            <text:p text:style-name="P16"/>
          </table:table-cell>
          <table:table-cell table:style-name="Table6.A2" office:value-type="string">
            <text:p text:style-name="P16"/>
          </table:table-cell>
          <table:table-cell table:style-name="Table6.F2" office:value-type="string">
            <text:p text:style-name="P16"/>
          </table:table-cell>
        </table:table-row>
        <table:table-row table:style-name="Table6.2"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F2" office:value-type="string">
            <text:p text:style-name="P15"/>
          </table:table-cell>
        </table:table-row>
        <table:table-row table:style-name="Table6.2"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F2" office:value-type="string">
            <text:p text:style-name="P15"/>
          </table:table-cell>
        </table:table-row>
        <table:table-row table:style-name="Table6.2"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F2" office:value-type="string">
            <text:p text:style-name="P15"/>
          </table:table-cell>
        </table:table-row>
        <table:table-row table:style-name="Table6.2"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F2" office:value-type="string">
            <text:p text:style-name="P15"/>
          </table:table-cell>
        </table:table-row>
        <table:table-row table:style-name="Table6.2"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F2" office:value-type="string">
            <text:p text:style-name="P15"/>
          </table:table-cell>
        </table:table-row>
      </table:table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Deployment Instructions :</text:p>
      <text:p text:style-name="Standard"/>
      <text:p text:style-name="Standard"><text:tab/><text:span text:style-name="T8">Step 1 : Log on to UNIX</text:span></text:p>
      <text:p text:style-name="P5"/>
      <text:p text:style-name="P5"><text:tab/>Step 2 : cd $CVSROOT or take executable from tmp</text:p>
      <text:p text:style-name="P5"/>
      <text:p text:style-name="P5"><text:tab/>Step 3 : copy the folder group6 from temp </text:p>
      <text:p text:style-name="P5"/>
      <text:p text:style-name="P5"><text:tab/>Step 4 : make corresponding change in userid- your employee id in config <text:tab/>file </text:p>
      <text:p text:style-name="P5"><text:s text:c="10"/></text:p>
      <text:p text:style-name="P5"><text:tab/>Step 5 : Execute a.out in BUILD</text:p>
      <text:p text:style-name="P5"/>
      <text:p text:style-name="P5"><text:tab/>Step 6 : Enter User ID and Password</text:p>
      <text:p text:style-name="P5"/>
      <text:p text:style-name="P5"><text:tab/>Step 7: Use Enter to Navigate.</text:p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9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2" svg:font-family="Mangal"/>
    <style:font-face style:name="Verdana" svg:font-family="Verdana, sans-serif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.3752in" fo:margin-right="0in" fo:margin-top="0.0555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Microsoft YaHei" fo:font-size="16pt" fo:font-style="normal" fo:text-shadow="none" style:text-underline-style="none" fo:font-weight="normal" style:font-name-asian="Microsoft YaHei" style:font-size-asian="16pt" style:font-style-asian="normal" style:font-weight-asian="normal" style:font-name-complex="Microsoft YaHei" style:font-size-complex="16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="100%" fo:margin-left="0.8126in" fo:margin-right="0in" fo:margin-top="0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</style:style>
    <style:style style:name="Default_7e_LT_7e_Gliederung_20_3" style:display-name="Default~LT~Gliederung 3" style:family="paragraph" style:parent-style-name="Default_7e_LT_7e_Gliederung_20_2">
      <style:paragraph-properties fo:margin="100%" fo:margin-left="1.25in" fo:margin-right="0in" fo:margin-top="0.0484in" fo:margin-bottom="0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4pt" style:font-size-asian="14pt" style:font-size-complex="14pt"/>
    </style:style>
    <style:style style:name="Default_7e_LT_7e_Gliederung_20_4" style:display-name="Default~LT~Gliederung 4" style:family="paragraph" style:parent-style-name="Default_7e_LT_7e_Gliederung_20_3">
      <style:paragraph-properties fo:margin="100%" fo:margin-left="1.75in" fo:margin-right="0in" fo:margin-top="0.0417in" fo:margin-bottom="0in" fo:text-indent="-0.25in" style:auto-text-indent="false">
        <style:tab-stops/>
      </style:paragraph-properties>
      <style:text-properties fo:font-size="12pt" style:font-size-asian="12pt" style:font-size-complex="12pt"/>
    </style:style>
    <style:style style:name="Default_7e_LT_7e_Gliederung_20_5" style:display-name="Default~LT~Gliederung 5" style:family="paragraph" style:parent-style-name="Default_7e_LT_7e_Gliederung_20_4">
      <style:paragraph-properties fo:margin="100%" fo:margin-left="2.25in" fo:margin-right="0in" fo:margin-top="0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="100%" fo:margin-left="0in" fo:margin-right="0in" fo:margin-top="0in" fo:margin-bottom="0in" fo:line-height="115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e84c4" style:text-outline="false" style:text-line-through-style="none" style:font-name="Microsoft YaHei" fo:font-size="22pt" fo:font-style="normal" fo:text-shadow="none" style:text-underline-style="none" fo:font-weight="bold" style:font-name-asian="Microsoft YaHei" style:font-size-asian="22pt" style:font-style-asian="normal" style:font-weight-asian="bold" style:font-name-complex="Microsoft YaHei" style:font-size-complex="22pt" style:font-style-complex="normal" style:font-weight-complex="bold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.3752in" fo:margin-right="0in" fo:margin-top="0.0555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ffffff" style:text-outline="false" style:text-line-through-style="none" style:font-name="Microsoft YaHei" fo:font-size="16pt" fo:font-style="normal" fo:text-shadow="none" style:text-underline-style="none" fo:font-weight="normal" style:font-name-asian="Microsoft YaHei" style:font-size-asian="16pt" style:font-style-asian="normal" style:font-weight-asian="normal" style:font-name-complex="Microsoft YaHei" style:font-size-complex="16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line-through-style="none" style:font-name="Microsoft YaHei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icrosoft YaHei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="100%" fo:margin-left="0in" fo:margin-right="0in" fo:margin-top="0in" fo:margin-bottom="0in" fo:line-height="115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e84c4" style:text-outline="false" style:text-line-through-style="none" style:font-name="Microsoft YaHei" fo:font-size="22pt" fo:font-style="normal" fo:text-shadow="none" style:text-underline-style="none" fo:font-weight="bold" style:font-name-asian="Microsoft YaHei" style:font-size-asian="22pt" style:font-style-asian="normal" style:font-weight-asian="bold" style:font-name-complex="Microsoft YaHei" style:font-size-complex="22pt" style:font-style-complex="normal" style:font-weight-complex="bold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line-through-style="none" style:font-name="Microsoft YaHei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icrosoft YaHei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.3752in" fo:margin-right="0in" fo:margin-top="0.0555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Microsoft YaHei" fo:font-size="16pt" fo:font-style="normal" fo:text-shadow="none" style:text-underline-style="none" fo:font-weight="normal" style:font-name-asian="Microsoft YaHei" style:font-size-asian="16pt" style:font-style-asian="normal" style:font-weight-asian="normal" style:font-name-complex="Microsoft YaHei" style:font-size-complex="16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="100%" fo:margin-left="0.8126in" fo:margin-right="0in" fo:margin-top="0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</style:style>
    <style:style style:name="Outline_20_3" style:display-name="Outline 3" style:family="paragraph" style:parent-style-name="Outline_20_2">
      <style:paragraph-properties fo:margin="100%" fo:margin-left="1.25in" fo:margin-right="0in" fo:margin-top="0.0484in" fo:margin-bottom="0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4pt" style:font-size-asian="14pt" style:font-size-complex="14pt"/>
    </style:style>
    <style:style style:name="Outline_20_4" style:display-name="Outline 4" style:family="paragraph" style:parent-style-name="Outline_20_3">
      <style:paragraph-properties fo:margin="100%" fo:margin-left="1.75in" fo:margin-right="0in" fo:margin-top="0.0417in" fo:margin-bottom="0in" fo:text-indent="-0.25in" style:auto-text-indent="false">
        <style:tab-stops/>
      </style:paragraph-properties>
      <style:text-properties fo:font-size="12pt" style:font-size-asian="12pt" style:font-size-complex="12pt"/>
    </style:style>
    <style:style style:name="Outline_20_5" style:display-name="Outline 5" style:family="paragraph" style:parent-style-name="Outline_20_4">
      <style:paragraph-properties fo:margin="100%" fo:margin-left="2.25in" fo:margin-right="0in" fo:margin-top="0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="100%" fo:margin-left="0.3752in" fo:margin-right="0in" fo:margin-top="0.0555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Microsoft YaHei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icrosoft YaHei" style:font-size-complex="16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="100%" fo:margin-left="0.8126in" fo:margin-right="0in" fo:margin-top="0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</style:style>
    <style:style style:name="Title1_7e_LT_7e_Gliederung_20_3" style:display-name="Title1~LT~Gliederung 3" style:family="paragraph" style:parent-style-name="Title1_7e_LT_7e_Gliederung_20_2">
      <style:paragraph-properties fo:margin="100%" fo:margin-left="1.25in" fo:margin-right="0in" fo:margin-top="0.0484in" fo:margin-bottom="0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14pt" style:font-size-asian="14pt" style:font-size-complex="14pt"/>
    </style:style>
    <style:style style:name="Title1_7e_LT_7e_Gliederung_20_4" style:display-name="Title1~LT~Gliederung 4" style:family="paragraph" style:parent-style-name="Title1_7e_LT_7e_Gliederung_20_3">
      <style:paragraph-properties fo:margin="100%" fo:margin-left="1.75in" fo:margin-right="0in" fo:margin-top="0.0417in" fo:margin-bottom="0in" fo:text-indent="-0.25in" style:auto-text-indent="false">
        <style:tab-stops/>
      </style:paragraph-properties>
      <style:text-properties fo:font-size="12pt" style:font-size-asian="12pt" style:font-size-complex="12pt"/>
    </style:style>
    <style:style style:name="Title1_7e_LT_7e_Gliederung_20_5" style:display-name="Title1~LT~Gliederung 5" style:family="paragraph" style:parent-style-name="Title1_7e_LT_7e_Gliederung_20_4">
      <style:paragraph-properties fo:margin="100%" fo:margin-left="2.25in" fo:margin-right="0in" fo:margin-top="0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="100%" fo:margin-left="0in" fo:margin-right="0in" fo:margin-top="0in" fo:margin-bottom="0in" fo:line-height="115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e84c4" style:text-outline="false" style:text-line-through-style="none" style:font-name="Microsoft YaHei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Microsoft YaHei" style:font-size-complex="22pt" style:font-style-complex="normal" style:font-weight-complex="bold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="100%" fo:margin-left="0.3752in" fo:margin-right="0in" fo:margin-top="0.0555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ffffff" style:text-outline="false" style:text-line-through-style="none" style:font-name="Microsoft YaHei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icrosoft YaHei" style:font-size-complex="16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Title2_7e_LT_7e_Gliederung_20_1" style:display-name="Title2~LT~Gliederung 1" style:family="paragraph">
      <style:paragraph-properties fo:margin="100%" fo:margin-left="0.3752in" fo:margin-right="0in" fo:margin-top="0.111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paragraph" style:parent-style-name="Title2_7e_LT_7e_Gliederung_20_1">
      <style:paragraph-properties fo:margin="100%" fo:margin-left="0.8126in" fo:margin-right="0in" fo:margin-top="0.0965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Title2_7e_LT_7e_Gliederung_20_3" style:display-name="Title2~LT~Gliederung 3" style:family="paragraph" style:parent-style-name="Title2_7e_LT_7e_Gliederung_20_2">
      <style:paragraph-properties fo:margin="100%" fo:margin-left="1.25in" fo:margin-right="0in" fo:margin-top="0.0835in" fo:margin-bottom="0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Title2_7e_LT_7e_Gliederung_20_4" style:display-name="Title2~LT~Gliederung 4" style:family="paragraph" style:parent-style-name="Title2_7e_LT_7e_Gliederung_20_3">
      <style:paragraph-properties fo:margin="100%" fo:margin-left="1.75in" fo:margin-right="0in" fo:margin-top="0.0693in" fo:margin-bottom="0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Title2_7e_LT_7e_Gliederung_20_5" style:display-name="Title2~LT~Gliederung 5" style:family="paragraph" style:parent-style-name="Title2_7e_LT_7e_Gliederung_20_4">
      <style:paragraph-properties fo:margin="100%" fo:margin-left="2.25in" fo:margin-right="0in" fo:margin-top="0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2_7e_LT_7e_Gliederung_20_6" style:display-name="Title2~LT~Gliederung 6" style:family="paragraph" style:parent-style-name="Title2_7e_LT_7e_Gliederung_20_5"/>
    <style:style style:name="Title2_7e_LT_7e_Gliederung_20_7" style:display-name="Title2~LT~Gliederung 7" style:family="paragraph" style:parent-style-name="Title2_7e_LT_7e_Gliederung_20_6"/>
    <style:style style:name="Title2_7e_LT_7e_Gliederung_20_8" style:display-name="Title2~LT~Gliederung 8" style:family="paragraph" style:parent-style-name="Title2_7e_LT_7e_Gliederung_20_7"/>
    <style:style style:name="Title2_7e_LT_7e_Gliederung_20_9" style:display-name="Title2~LT~Gliederung 9" style:family="paragraph" style:parent-style-name="Title2_7e_LT_7e_Gliederung_20_8"/>
    <style:style style:name="Title2_7e_LT_7e_Titel" style:display-name="Title2~LT~Titel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font-name="Arial" fo:font-size="24pt" fo:font-style="normal" fo:text-shadow="none" style:text-underline-style="none" fo:font-weight="bold" style:letter-kerning="true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text-overline-style="none" style:text-overline-color="font-color"/>
    </style:style>
    <style:style style:name="Title2_7e_LT_7e_Untertitel" style:display-name="Title2~LT~Untertitel" style:family="paragraph">
      <style:paragraph-properties fo:margin="100%" fo:margin-left="0.3752in" fo:margin-right="0in" fo:margin-top="0.111in" fo:margin-bottom="0in" fo:line-height="10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paragraph">
      <style:paragraph-properties style:text-autospace="none"/>
      <style:text-properties style:letter-kerning="true"/>
    </style:style>
    <style:style style:name="Title2_7e_LT_7e_Hintergrund" style:display-name="Title2~LT~Hintergrund" style:family="paragraph">
      <style:paragraph-properties fo:text-align="center" style:justify-single-word="false" style:text-autospace="none"/>
    </style:style>
    <style:style style:name="Title3_7e_LT_7e_Gliederung_20_1" style:display-name="Title3~LT~Gliederung 1" style:family="paragraph">
      <style:paragraph-properties fo:margin="100%" fo:margin-left="0.3752in" fo:margin-right="0in" fo:margin-top="0.111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Microsoft YaHei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icrosoft YaHei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paragraph" style:parent-style-name="Title3_7e_LT_7e_Gliederung_20_1">
      <style:paragraph-properties fo:margin="100%" fo:margin-left="0.8126in" fo:margin-right="0in" fo:margin-top="0.0965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Title3_7e_LT_7e_Gliederung_20_3" style:display-name="Title3~LT~Gliederung 3" style:family="paragraph" style:parent-style-name="Title3_7e_LT_7e_Gliederung_20_2">
      <style:paragraph-properties fo:margin="100%" fo:margin-left="1.25in" fo:margin-right="0in" fo:margin-top="0.0835in" fo:margin-bottom="0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Title3_7e_LT_7e_Gliederung_20_4" style:display-name="Title3~LT~Gliederung 4" style:family="paragraph" style:parent-style-name="Title3_7e_LT_7e_Gliederung_20_3">
      <style:paragraph-properties fo:margin="100%" fo:margin-left="1.75in" fo:margin-right="0in" fo:margin-top="0.0693in" fo:margin-bottom="0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Title3_7e_LT_7e_Gliederung_20_5" style:display-name="Title3~LT~Gliederung 5" style:family="paragraph" style:parent-style-name="Title3_7e_LT_7e_Gliederung_20_4">
      <style:paragraph-properties fo:margin="100%" fo:margin-left="2.25in" fo:margin-right="0in" fo:margin-top="0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3_7e_LT_7e_Gliederung_20_6" style:display-name="Title3~LT~Gliederung 6" style:family="paragraph" style:parent-style-name="Title3_7e_LT_7e_Gliederung_20_5"/>
    <style:style style:name="Title3_7e_LT_7e_Gliederung_20_7" style:display-name="Title3~LT~Gliederung 7" style:family="paragraph" style:parent-style-name="Title3_7e_LT_7e_Gliederung_20_6"/>
    <style:style style:name="Title3_7e_LT_7e_Gliederung_20_8" style:display-name="Title3~LT~Gliederung 8" style:family="paragraph" style:parent-style-name="Title3_7e_LT_7e_Gliederung_20_7"/>
    <style:style style:name="Title3_7e_LT_7e_Gliederung_20_9" style:display-name="Title3~LT~Gliederung 9" style:family="paragraph" style:parent-style-name="Title3_7e_LT_7e_Gliederung_20_8"/>
    <style:style style:name="Title3_7e_LT_7e_Titel" style:display-name="Title3~LT~Titel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font-name="Microsoft YaHe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icrosoft YaHei" style:font-size-complex="24pt" style:font-style-complex="normal" style:font-weight-complex="bold" style:text-emphasize="none" style:text-overline-style="none" style:text-overline-color="font-color"/>
    </style:style>
    <style:style style:name="Title3_7e_LT_7e_Untertitel" style:display-name="Title3~LT~Untertitel" style:family="paragraph">
      <style:paragraph-properties fo:margin="100%" fo:margin-left="0.3752in" fo:margin-right="0in" fo:margin-top="0.111in" fo:margin-bottom="0in" fo:line-height="10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Microsoft YaHei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icrosoft YaHei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paragraph">
      <style:paragraph-properties style:text-autospace="none"/>
      <style:text-properties style:letter-kerning="true"/>
    </style:style>
    <style:style style:name="Title3_7e_LT_7e_Hintergrund" style:display-name="Title3~LT~Hintergrund" style:family="paragraph">
      <style:paragraph-properties fo:text-align="center" style:justify-single-word="false" style:text-autospace="none"/>
    </style:style>
    <style:style style:name="Title4_7e_LT_7e_Gliederung_20_1" style:display-name="Title4~LT~Gliederung 1" style:family="paragraph">
      <style:paragraph-properties fo:margin="100%" fo:margin-left="0.3752in" fo:margin-right="0in" fo:margin-top="0.111in" fo:margin-bottom="0in" fo:line-height="100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Microsoft YaHei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icrosoft YaHei" style:font-size-complex="32pt" style:font-style-complex="normal" style:font-weight-complex="normal" style:text-emphasize="none" style:text-overline-style="none" style:text-overline-color="font-color"/>
    </style:style>
    <style:style style:name="Title4_7e_LT_7e_Gliederung_20_2" style:display-name="Title4~LT~Gliederung 2" style:family="paragraph" style:parent-style-name="Title4_7e_LT_7e_Gliederung_20_1">
      <style:paragraph-properties fo:margin="100%" fo:margin-left="0.8126in" fo:margin-right="0in" fo:margin-top="0.0965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Title4_7e_LT_7e_Gliederung_20_3" style:display-name="Title4~LT~Gliederung 3" style:family="paragraph" style:parent-style-name="Title4_7e_LT_7e_Gliederung_20_2">
      <style:paragraph-properties fo:margin="100%" fo:margin-left="1.25in" fo:margin-right="0in" fo:margin-top="0.0835in" fo:margin-bottom="0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Title4_7e_LT_7e_Gliederung_20_4" style:display-name="Title4~LT~Gliederung 4" style:family="paragraph" style:parent-style-name="Title4_7e_LT_7e_Gliederung_20_3">
      <style:paragraph-properties fo:margin="100%" fo:margin-left="1.75in" fo:margin-right="0in" fo:margin-top="0.0693in" fo:margin-bottom="0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Title4_7e_LT_7e_Gliederung_20_5" style:display-name="Title4~LT~Gliederung 5" style:family="paragraph" style:parent-style-name="Title4_7e_LT_7e_Gliederung_20_4">
      <style:paragraph-properties fo:margin="100%" fo:margin-left="2.25in" fo:margin-right="0in" fo:margin-top="0in" fo:margin-bottom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4_7e_LT_7e_Gliederung_20_6" style:display-name="Title4~LT~Gliederung 6" style:family="paragraph" style:parent-style-name="Title4_7e_LT_7e_Gliederung_20_5"/>
    <style:style style:name="Title4_7e_LT_7e_Gliederung_20_7" style:display-name="Title4~LT~Gliederung 7" style:family="paragraph" style:parent-style-name="Title4_7e_LT_7e_Gliederung_20_6"/>
    <style:style style:name="Title4_7e_LT_7e_Gliederung_20_8" style:display-name="Title4~LT~Gliederung 8" style:family="paragraph" style:parent-style-name="Title4_7e_LT_7e_Gliederung_20_7"/>
    <style:style style:name="Title4_7e_LT_7e_Gliederung_20_9" style:display-name="Title4~LT~Gliederung 9" style:family="paragraph" style:parent-style-name="Title4_7e_LT_7e_Gliederung_20_8"/>
    <style:style style:name="Title4_7e_LT_7e_Titel" style:display-name="Title4~LT~Titel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font-name="Microsoft YaHe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icrosoft YaHei" style:font-size-complex="24pt" style:font-style-complex="normal" style:font-weight-complex="bold" style:text-emphasize="none" style:text-overline-style="none" style:text-overline-color="font-color"/>
    </style:style>
    <style:style style:name="Title4_7e_LT_7e_Untertitel" style:display-name="Title4~LT~Untertitel" style:family="paragraph">
      <style:paragraph-properties fo:margin="100%" fo:margin-left="0.3752in" fo:margin-right="0in" fo:margin-top="0.111in" fo:margin-bottom="0in" fo:line-height="100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Microsoft YaHei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icrosoft YaHei" style:font-size-complex="32pt" style:font-style-complex="normal" style:font-weight-complex="normal" style:text-emphasize="none" style:text-overline-style="none" style:text-overline-color="font-color"/>
    </style:style>
    <style:style style:name="Title4_7e_LT_7e_Notizen" style:display-name="Title4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4_7e_LT_7e_Hintergrundobjekte" style:display-name="Title4~LT~Hintergrundobjekte" style:family="paragraph">
      <style:paragraph-properties style:text-autospace="none"/>
      <style:text-properties style:letter-kerning="true"/>
    </style:style>
    <style:style style:name="Title4_7e_LT_7e_Hintergrund" style:display-name="Title4~LT~Hintergrund" style:family="paragraph">
      <style:paragraph-properties fo:text-align="center" style:justify-single-word="false" style:text-autospac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665in" fo:margin-bottom="0.78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6T15:20:08.30</meta:creation-date>
    <dc:date>2014-05-09T08:53:55.03</dc:date>
    <meta:editing-duration>PT7H41M26S</meta:editing-duration>
    <meta:editing-cycles>71</meta:editing-cycles>
    <meta:generator>OpenOffice.org/3.4$Win32 OpenOffice.org_project/340m1$Build-9590</meta:generator>
    <meta:document-statistic meta:table-count="9" meta:image-count="0" meta:object-count="0" meta:page-count="9" meta:paragraph-count="244" meta:word-count="579" meta:character-count="3759"/>
  </office:meta>
</office:document-meta>
</file>